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'Segoe UI', Helvetica, Arial, sans-serif, 'Apple Color Emoji', 'Segoe UI Emoji', 'Segoe UI Symbol'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ac4c3" officeooo:paragraph-rsid="001ac4c3" style:font-weight-asian="bold" style:font-weight-complex="bold"/>
    </style:style>
    <style:style style:name="P2" style:family="paragraph" style:parent-style-name="Standard" style:list-style-name="L1">
      <style:text-properties fo:font-weight="bold" officeooo:rsid="001ac4c3" officeooo:paragraph-rsid="002f6d04" style:font-weight-asian="bold" style:font-weight-complex="bold"/>
    </style:style>
    <style:style style:name="P3" style:family="paragraph" style:parent-style-name="Standard">
      <style:text-properties fo:font-weight="bold" officeooo:rsid="001ac4c3" officeooo:paragraph-rsid="002143bc" style:font-weight-asian="bold" style:font-weight-complex="bold"/>
    </style:style>
    <style:style style:name="P4" style:family="paragraph" style:parent-style-name="Standard" style:list-style-name="L1">
      <style:text-properties fo:font-weight="bold" officeooo:rsid="002f6d04" officeooo:paragraph-rsid="002f6d04" style:font-weight-asian="bold" style:font-weight-complex="bold"/>
    </style:style>
    <style:style style:name="P5" style:family="paragraph" style:parent-style-name="Standard" style:list-style-name="L1">
      <style:text-properties officeooo:rsid="001d0ff2" officeooo:paragraph-rsid="001d0ff2"/>
    </style:style>
    <style:style style:name="P6" style:family="paragraph" style:parent-style-name="Standard" style:list-style-name="L1">
      <style:text-properties officeooo:rsid="001eebde" officeooo:paragraph-rsid="001fe46c"/>
    </style:style>
    <style:style style:name="P7" style:family="paragraph" style:parent-style-name="Standard" style:list-style-name="L1">
      <style:text-properties fo:font-weight="normal" officeooo:rsid="001eebde" officeooo:paragraph-rsid="001fe46c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f0552" officeooo:paragraph-rsid="002223e8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fe46c" officeooo:paragraph-rsid="001fe46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33314" officeooo:paragraph-rsid="00233314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43ce1" officeooo:paragraph-rsid="00243ce1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43ce1" officeooo:paragraph-rsid="002790e8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459e8" officeooo:paragraph-rsid="002459e8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459e8" officeooo:paragraph-rsid="00485380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52ed4" officeooo:paragraph-rsid="002790e8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52ed4" officeooo:paragraph-rsid="002c5607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52ed4" officeooo:paragraph-rsid="00450875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df749" officeooo:paragraph-rsid="002df749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df749" officeooo:paragraph-rsid="00450875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327adb" officeooo:paragraph-rsid="004041dd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335ef8" officeooo:paragraph-rsid="00335ef8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335ef8" officeooo:paragraph-rsid="004041dd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3421eb" officeooo:paragraph-rsid="003421eb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3b96bf" officeooo:paragraph-rsid="003b96bf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3d4d2d" officeooo:paragraph-rsid="003d4d2d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3d662b" officeooo:paragraph-rsid="003d662b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3e8846" officeooo:paragraph-rsid="003e8846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4041dd" officeooo:paragraph-rsid="004041dd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41d26d" officeooo:paragraph-rsid="0041d26d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44357b" officeooo:paragraph-rsid="0044357b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561228" officeooo:paragraph-rsid="00561228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58a899" officeooo:paragraph-rsid="0058a899" style:font-weight-asian="normal" style:font-weight-complex="normal"/>
    </style:style>
    <style:style style:name="P33" style:family="paragraph" style:parent-style-name="Standard" style:list-style-name="L1">
      <style:text-properties officeooo:rsid="002f61c6" officeooo:paragraph-rsid="002f61c6"/>
    </style:style>
    <style:style style:name="P34" style:family="paragraph" style:parent-style-name="Standard" style:list-style-name="L1">
      <style:text-properties fo:color="#000000" fo:font-weight="normal" officeooo:rsid="00376ece" officeooo:paragraph-rsid="00376ece" style:font-weight-asian="normal" style:font-weight-complex="normal"/>
    </style:style>
    <style:style style:name="P35" style:family="paragraph" style:parent-style-name="Standard" style:list-style-name="L1">
      <style:text-properties fo:color="#000000" fo:font-weight="bold" officeooo:rsid="001ac4c3" officeooo:paragraph-rsid="002143bc" style:font-weight-asian="bold" style:font-weight-complex="bold"/>
    </style:style>
    <style:style style:name="P36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1ac4c3" officeooo:paragraph-rsid="002143bc" style:font-weight-asian="bold" style:font-weight-complex="bold"/>
    </style:style>
    <style:style style:name="T1" style:family="text">
      <style:text-properties officeooo:rsid="001f0552"/>
    </style:style>
    <style:style style:name="T2" style:family="text">
      <style:text-properties officeooo:rsid="001fe46c"/>
    </style:style>
    <style:style style:name="T3" style:family="text">
      <style:text-properties officeooo:rsid="002143bc"/>
    </style:style>
    <style:style style:name="T4" style:family="text">
      <style:text-properties officeooo:rsid="002223e8"/>
    </style:style>
    <style:style style:name="T5" style:family="text">
      <style:text-properties officeooo:rsid="00252ed4"/>
    </style:style>
    <style:style style:name="T6" style:family="text">
      <style:text-properties officeooo:rsid="0026c408"/>
    </style:style>
    <style:style style:name="T7" style:family="text">
      <style:text-properties officeooo:rsid="002719d3"/>
    </style:style>
    <style:style style:name="T8" style:family="text">
      <style:text-properties officeooo:rsid="002790e8"/>
    </style:style>
    <style:style style:name="T9" style:family="text">
      <style:text-properties officeooo:rsid="002a8885"/>
    </style:style>
    <style:style style:name="T10" style:family="text">
      <style:text-properties officeooo:rsid="002f61c6"/>
    </style:style>
    <style:style style:name="T11" style:family="text">
      <style:text-properties officeooo:rsid="002f6d04"/>
    </style:style>
    <style:style style:name="T12" style:family="text">
      <style:text-properties fo:color="#999999" fo:font-weight="normal" officeooo:rsid="002f6d04" style:font-weight-asian="normal" style:font-weight-complex="normal"/>
    </style:style>
    <style:style style:name="T13" style:family="text">
      <style:text-properties fo:color="#999999" fo:font-weight="normal" officeooo:rsid="00327adb" style:font-weight-asian="normal" style:font-weight-complex="normal"/>
    </style:style>
    <style:style style:name="T14" style:family="text">
      <style:text-properties officeooo:rsid="00327adb"/>
    </style:style>
    <style:style style:name="T15" style:family="text">
      <style:text-properties officeooo:rsid="00335ef8"/>
    </style:style>
    <style:style style:name="T16" style:family="text">
      <style:text-properties officeooo:rsid="003a30bc"/>
    </style:style>
    <style:style style:name="T17" style:family="text">
      <style:text-properties fo:color="#000000"/>
    </style:style>
    <style:style style:name="T18" style:family="text">
      <style:text-properties fo:color="#b2b2b2"/>
    </style:style>
    <style:style style:name="T19" style:family="text">
      <style:text-properties fo:color="#b2b2b2" fo:font-weight="normal" officeooo:rsid="00315622" style:font-weight-asian="normal" style:font-weight-complex="normal"/>
    </style:style>
    <style:style style:name="T20" style:family="text">
      <style:text-properties fo:color="#b2b2b2" officeooo:rsid="003a30bc"/>
    </style:style>
    <style:style style:name="T21" style:family="text">
      <style:text-properties fo:color="#b2b2b2" officeooo:rsid="0038e364"/>
    </style:style>
    <style:style style:name="T22" style:family="text">
      <style:text-properties officeooo:rsid="003c6b55"/>
    </style:style>
    <style:style style:name="T23" style:family="text">
      <style:text-properties officeooo:rsid="00485380"/>
    </style:style>
    <style:style style:name="T24" style:family="text">
      <style:text-properties officeooo:rsid="004a6248"/>
    </style:style>
    <style:style style:name="T25" style:family="text">
      <style:text-properties officeooo:rsid="004daf39"/>
    </style:style>
    <style:style style:name="T26" style:family="text">
      <style:text-properties officeooo:rsid="004f3c28"/>
    </style:style>
    <style:style style:name="T27" style:family="text">
      <style:text-properties officeooo:rsid="005026cc"/>
    </style:style>
    <style:style style:name="T28" style:family="text">
      <style:text-properties officeooo:rsid="0050ed61"/>
    </style:style>
    <style:style style:name="T29" style:family="text">
      <style:text-properties officeooo:rsid="00518172"/>
    </style:style>
    <style:style style:name="T30" style:family="text">
      <style:text-properties officeooo:rsid="00524eb1"/>
    </style:style>
    <style:style style:name="T31" style:family="text">
      <style:text-properties officeooo:rsid="0054398f"/>
    </style:style>
    <style:style style:name="T32" style:family="text">
      <style:text-properties officeooo:rsid="00577796"/>
    </style:style>
    <style:style style:name="T33" style:family="text">
      <style:text-properties officeooo:rsid="0058a8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Reproduc<text:span text:style-name="T4">i</text:span>ble methods for network analysis of high-throughpot genomic data</text:h>
      <text:p text:style-name="P3"/>
      <text:list xml:id="list3314601135" text:style-name="L1">
        <text:list-item>
          <text:p text:style-name="P2"><text:span text:style-name="T11">Foreword </text:span><text:span text:style-name="T12">(Motivation, personal context)</text:span></text:p>
        </text:list-item>
        <text:list-item>
          <text:p text:style-name="P4">Table of Contents</text:p>
        </text:list-item>
        <text:list-item>
          <text:p text:style-name="P2"><text:span text:style-name="T11">Abstract </text:span><text:span text:style-name="T12">(main objective, result and scope)</text:span></text:p>
        </text:list-item>
        <text:list-item>
          <text:p text:style-name="P35">Introduction <text:span text:style-name="T19">(Objectives, global approach)</text:span></text:p>
          <text:list>
            <text:list-item>
              <text:p text:style-name="P34"><text:span text:style-name="T16">Using networks to understand biological interactions </text:span><text:span text:style-name="T20">(S</text:span><text:span text:style-name="T18">ubject and interest of work</text:span><text:span text:style-name="T21">)</text:span></text:p>
            </text:list-item>
            <text:list-item>
              <text:p text:style-name="P33">Biological background in immunology</text:p>
              <text:list>
                <text:list-item>
                  <text:p text:style-name="P5"><text:span text:style-name="T10">The role of</text:span> T-cells <text:span text:style-name="T10">in the immune system</text:span></text:p>
                </text:list-item>
                <text:list-item>
                  <text:p text:style-name="P5">Transcription factors and their <text:span text:style-name="T10">regulatory </text:span>interactions</text:p>
                </text:list-item>
              </text:list>
            </text:list-item>
            <text:list-item>
              <text:p text:style-name="P6">High-throughput techniques <text:span text:style-name="T2">to</text:span> analyze the activity and effects of transcription factors / <text:span text:style-name="T1">input data</text:span></text:p>
              <text:list>
                <text:list-item>
                  <text:p text:style-name="P7">ChIP-seq <text:span text:style-name="T3">for analysis of direct transcription factor targets</text:span></text:p>
                </text:list-item>
                <text:list-item>
                  <text:p text:style-name="P8">RNA-seq / DESeq <text:span text:style-name="T3">for analysis of functional targets</text:span></text:p>
                </text:list-item>
              </text:list>
            </text:list-item>
            <text:list-item>
              <text:p text:style-name="P24"><text:span text:style-name="T3">T</text:span>he <text:span text:style-name="T22">existing </text:span>model serving as <text:span text:style-name="T22">a </text:span>foundation for the project</text:p>
              <text:list>
                <text:list-item>
                  <text:p text:style-name="P8"><text:span text:style-name="T4">The basis for reproducible and reusable methods for network analysis of high-throughput genomic data [Ciofiani 2012 paper]</text:span></text:p>
                </text:list-item>
                <text:list-item>
                  <text:p text:style-name="P11">Processing called peaks <text:span text:style-name="T6">from </text:span>ChIP-seq analysis (Poisson model)</text:p>
                </text:list-item>
                <text:list-item>
                  <text:p text:style-name="P10">Combination of different NGS data types <text:span text:style-name="T7">(idea, purpose)</text:span></text:p>
                </text:list-item>
              </text:list>
            </text:list-item>
          </text:list>
        </text:list-item>
        <text:list-item>
          <text:p text:style-name="P1">Methods</text:p>
          <text:list>
            <text:list-item>
              <text:p text:style-name="P14"><text:span text:style-name="T23">Implementation details </text:span></text:p>
              <text:list>
                <text:list-item>
                  <text:p text:style-name="P14"><text:span text:style-name="T23">S</text:span>oftware environment <text:span text:style-name="T5">(R, git, bash)</text:span></text:p>
                </text:list-item>
                <text:list-item>
                  <text:p text:style-name="P12">Maximizing reproducibility and usability</text:p>
                  <text:list>
                    <text:list-item>
                      <text:p text:style-name="P15">Project setup and structure <text:span text:style-name="T8">(</text:span>setup-script<text:span text:style-name="T8">)</text:span> </text:p>
                    </text:list-item>
                    <text:list-item>
                      <text:p text:style-name="P15">NCBI GEO data download and data folders</text:p>
                    </text:list-item>
                  </text:list>
                </text:list-item>
              </text:list>
            </text:list-item>
            <text:list-item>
              <text:p text:style-name="P31"><text:span text:style-name="T32">Network generation a</text:span>lgorithm</text:p>
              <text:list>
                <text:list-item>
                  <text:p text:style-name="P17"><text:span text:style-name="T24">NGS data input processing </text:span></text:p>
                  <text:list>
                    <text:list-item>
                      <text:p text:style-name="P19">Expected input file formats</text:p>
                    </text:list-item>
                    <text:list-item>
                      <text:p text:style-name="P17">Initial parsing and processing of <text:span text:style-name="T9">NGS </text:span>input data</text:p>
                    </text:list-item>
                    <text:list-item>
                      <text:p text:style-name="P16">General setup of data matrices</text:p>
                    </text:list-item>
                  </text:list>
                </text:list-item>
                <text:list-item>
                  <text:p text:style-name="P18"><text:span text:style-name="T25">Z-score f</text:span>iltering <text:span text:style-name="T25">of </text:span>target genes</text:p>
                </text:list-item>
                <text:list-item>
                  <text:p text:style-name="P25"><text:span text:style-name="T26">Data integration by q</text:span>uantile <text:span text:style-name="T26">r</text:span>anking</text:p>
                  <text:list>
                    <text:list-item>
                      <text:p text:style-name="P26">Distinction of activator and repressor matrices</text:p>
                    </text:list-item>
                  </text:list>
                </text:list-item>
                <text:list-item>
                  <text:p text:style-name="P27">Combin<text:span text:style-name="T27">ation of</text:span> <text:span text:style-name="T28">ranked </text:span>data type matrices</text:p>
                  <text:list>
                    <text:list-item>
                      <text:p text:style-name="P27">Application of sign matrix from DESeq data to <text:span text:style-name="T29">indicate</text:span> activating or repressing interactions</text:p>
                    </text:list-item>
                  </text:list>
                </text:list-item>
                <text:list-item>
                  <text:p text:style-name="P27">Generation of the interaction table <text:span text:style-name="T30">defining the final network</text:span></text:p>
                  <text:list>
                    <text:list-item>
                      <text:p text:style-name="P27">Confidence score cutoff</text:p>
                    </text:list-item>
                  </text:list>
                </text:list-item>
              </text:list>
            </text:list-item>
            <text:list-item>
              <text:p text:style-name="P13">Testing to guarantee integrity of code base</text:p>
            </text:list-item>
            <text:list-item>
              <text:p text:style-name="P27"><text:span text:style-name="T31">Visualization</text:span> of generated data in Cytoscape</text:p>
              <text:list>
                <text:list-item>
                  <text:p text:style-name="P27">Loading the interaction table and z-score table</text:p>
                </text:list-item>
                <text:list-item>
                  <text:p text:style-name="P27">How style configuration enables visualization</text:p>
                </text:list-item>
                <text:list-item>
                  <text:p text:style-name="P27">AllegroLayout plugin to calculate the network layout</text:p>
                </text:list-item>
              </text:list>
            </text:list-item>
          </text:list>
        </text:list-item>
        <text:list-item>
          <text:p text:style-name="P1">Results</text:p>
          <text:list>
            <text:list-item>
              <text:p text:style-name="P28">Note network reactions to</text:p>
              <text:list>
                <text:list-item>
                  <text:p text:style-name="P28">z-score filtering (layout when clustering?)</text:p>
                </text:list-item>
                <text:list-item>
                  <text:p text:style-name="P28">confidence score cutoff in final step</text:p>
                </text:list-item>
              </text:list>
            </text:list-item>
            <text:list-item>
              <text:p text:style-name="P21">Statistics of transcription factor effects in final network?</text:p>
              <text:list>
                <text:list-item>
                  <text:p text:style-name="P21">Percentage of repressive or activating interactions for each transcription factor</text:p>
                </text:list-item>
                <text:list-item>
                  <text:p text:style-name="P23"><text:soft-page-break/>Interactions of core transcription factors as expected?</text:p>
                </text:list-item>
              </text:list>
            </text:list-item>
            <text:list-item>
              <text:p text:style-name="P29">Error rate of reported transcription factor interactions compared to interactions predicted by<text:span text:style-name="T15"> literature or experience based biological functions</text:span></text:p>
              <text:list>
                <text:list-item>
                  <text:p text:style-name="P30">aucPR values</text:p>
                </text:list-item>
              </text:list>
            </text:list-item>
            <text:list-item>
              <text:p text:style-name="P28">Effects of replacing DESeq data from GEO with custom data</text:p>
            </text:list-item>
          </text:list>
        </text:list-item>
        <text:list-item>
          <text:p text:style-name="P1">Discussion</text:p>
          <text:list>
            <text:list-item>
              <text:p text:style-name="P32">Differences to original method</text:p>
              <text:list>
                <text:list-item>
                  <text:p text:style-name="P9">Comparison of results with original paper</text:p>
                </text:list-item>
              </text:list>
            </text:list-item>
            <text:list-item>
              <text:p text:style-name="P32">The effect of score filtering</text:p>
              <text:list>
                <text:list-item>
                  <text:p text:style-name="P20">What does z-score filtering achieve? <text:span text:style-name="T33">Leave only genes with significant differential expression?</text:span></text:p>
                </text:list-item>
                <text:list-item>
                  <text:p text:style-name="P20">What does confidence score cutoff achieve?</text:p>
                </text:list-item>
              </text:list>
            </text:list-item>
            <text:list-item>
              <text:p text:style-name="P22">How close are we to literature or experience based biological functions of transcription factors?</text:p>
            </text:list-item>
          </text:list>
        </text:list-item>
        <text:list-item>
          <text:p text:style-name="P1">Conclusion <text:span text:style-name="T13">(summary of results, further work and scope)</text:span></text:p>
          <text:list>
            <text:list-item>
              <text:p text:style-name="P9"><text:span text:style-name="T14">Summary of a</text:span>dded value</text:p>
            </text:list-item>
            <text:list-item>
              <text:p text:style-name="P9">Future wor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'Segoe UI', Helvetica, Arial, sans-serif, 'Apple Color Emoji', 'Segoe UI Emoji', 'Segoe UI Symbol'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4:24:53.026821000</meta:creation-date>
    <dc:date>2017-05-06T14:46:49.782475000</dc:date>
    <meta:editing-duration>PT23H29M50S</meta:editing-duration>
    <meta:editing-cycles>50</meta:editing-cycles>
    <meta:generator>LibreOffice/5.3.2.2$MacOSX_X86_64 LibreOffice_project/6cd4f1ef626f15116896b1d8e1398b56da0d0ee1</meta:generator>
    <meta:document-statistic meta:table-count="0" meta:image-count="0" meta:object-count="0" meta:page-count="2" meta:paragraph-count="59" meta:word-count="446" meta:character-count="2915" meta:non-whitespace-character-count="2583"/>
  </office:meta>
</office:document-meta>
</file>